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135f"/>
    </style:style>
    <style:style style:name="P2" style:family="paragraph" style:parent-style-name="Standard">
      <style:text-properties officeooo:rsid="001d135f" officeooo:paragraph-rsid="001d135f"/>
    </style:style>
    <style:style style:name="P3" style:family="paragraph" style:parent-style-name="Standard">
      <style:paragraph-properties fo:text-align="center" style:justify-single-word="false"/>
      <style:text-properties fo:font-size="28pt" officeooo:rsid="001d135f" style:font-size-asian="28pt" style:font-size-complex="28pt"/>
    </style:style>
    <style:style style:name="P4"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d135f" style:font-size-asian="28pt" style:font-weight-asian="bold" style:font-size-complex="28pt" style:font-weight-complex="bold"/>
    </style:style>
    <style:style style:name="P5" style:family="paragraph" style:parent-style-name="Standard">
      <style:text-properties style:text-underline-style="solid" style:text-underline-width="auto" style:text-underline-color="font-color" fo:font-weight="bold" officeooo:rsid="001d135f" officeooo:paragraph-rsid="001d135f" style:font-weight-asian="bold" style:font-weight-complex="bold"/>
    </style:style>
    <style:style style:name="P6" style:family="paragraph" style:parent-style-name="Standard" style:list-style-name="L2">
      <style:text-properties officeooo:rsid="001f541b" officeooo:paragraph-rsid="001f541b"/>
    </style:style>
    <style:style style:name="P7" style:family="paragraph" style:parent-style-name="Standard" style:list-style-name="L2">
      <style:text-properties officeooo:rsid="001f541b" officeooo:paragraph-rsid="00218258"/>
    </style:style>
    <style:style style:name="P8" style:family="paragraph" style:parent-style-name="Standard" style:list-style-name="L2">
      <style:text-properties officeooo:rsid="0020b90f" officeooo:paragraph-rsid="0020b90f"/>
    </style:style>
    <style:style style:name="P9" style:family="paragraph" style:parent-style-name="Standard" style:list-style-name="L2">
      <style:text-properties officeooo:rsid="0020b90f" officeooo:paragraph-rsid="00218258"/>
    </style:style>
    <style:style style:name="P10" style:family="paragraph" style:parent-style-name="Standard" style:list-style-name="L3">
      <style:text-properties officeooo:rsid="0020b90f" officeooo:paragraph-rsid="0020b90f"/>
    </style:style>
    <style:style style:name="P11" style:family="paragraph" style:parent-style-name="Standard">
      <style:text-properties officeooo:paragraph-rsid="001d135f"/>
    </style:style>
    <style:style style:name="P12" style:family="paragraph" style:parent-style-name="Standard" style:list-style-name="L6">
      <style:text-properties officeooo:rsid="00266a6c" officeooo:paragraph-rsid="00266a6c"/>
    </style:style>
    <style:style style:name="P13" style:family="paragraph" style:parent-style-name="Standard">
      <style:paragraph-properties fo:margin-left="1.251cm" fo:margin-right="0cm" fo:text-indent="0cm" style:auto-text-indent="false"/>
      <style:text-properties officeooo:rsid="001e737c" officeooo:paragraph-rsid="001e737c"/>
    </style:style>
    <style:style style:name="T1" style:family="text">
      <style:text-properties officeooo:rsid="001e737c"/>
    </style:style>
    <style:style style:name="T2" style:family="text">
      <style:text-properties fo:font-style="italic" style:text-underline-style="none" fo:font-weight="bold" officeooo:rsid="001e737c"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20b90f" style:font-style-asian="italic" style:font-weight-asian="bold" style:font-style-complex="italic"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66a6c" style:font-weight-asian="normal" style:font-weight-complex="normal"/>
    </style:style>
    <style:style style:name="T7" style:family="text">
      <style:text-properties style:font-name="Liberation Serif1"/>
    </style:style>
    <style:style style:name="T8" style:family="text">
      <style:text-properties style:font-name="Liberation Serif"/>
    </style:style>
    <style:style style:name="T9" style:family="text">
      <style:text-properties style:font-name="Liberation Serif" fo:font-style="italic" fo:font-weight="bold" style:font-style-asian="italic" style:font-weight-asian="bold" style:font-style-complex="italic" style:font-weight-complex="bold"/>
    </style:style>
    <style:style style:name="T10" style:family="text">
      <style:text-properties style:font-name="Liberation Serif" fo:font-style="italic" fo:font-weight="bold" officeooo:rsid="00218258" style:font-style-asian="italic" style:font-weight-asian="bold" style:font-style-complex="italic" style:font-weight-complex="bold"/>
    </style:style>
    <style:style style:name="T11" style:family="text">
      <style:text-properties style:font-name="Liberation Serif" officeooo:rsid="00218258"/>
    </style:style>
    <style:style style:name="T12" style:family="text">
      <style:text-properties style:font-name="Liberation Serif" officeooo:rsid="0025cc2f"/>
    </style:style>
    <style:style style:name="T13" style:family="text">
      <style:text-properties officeooo:rsid="00218258"/>
    </style:style>
    <style:style style:name="T14" style:family="text">
      <style:text-properties fo:font-size="14pt" fo:font-style="normal" style:text-underline-style="solid" style:text-underline-width="auto" style:text-underline-color="font-color" fo:font-weight="bold" officeooo:rsid="001d135f" style:font-size-asian="14pt" style:font-style-asian="normal" style:font-weight-asian="bold" style:font-size-complex="14pt" style:font-style-complex="normal" style:font-weight-complex="bold"/>
    </style:style>
    <style:style style:name="T15" style:family="text">
      <style:text-properties officeooo:rsid="002495f0"/>
    </style:style>
    <style:style style:name="T16" style:family="text">
      <style:text-properties officeooo:rsid="0025cc2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Listado de criterios / guias / consejos a seguir para diseñar una interfaz de usuario claramente usable</text:p>
      <text:p text:style-name="P3"/>
      <text:p text:style-name="P1"/>
      <text:p text:style-name="P11"><text:span text:style-name="T14">Carácter general:</text:span></text:p>
      <text:list xml:id="list3835570903980458165" text:style-name="L3">
        <text:list-item>
          <text:p text:style-name="P10"><text:span text:style-name="T3">Centrar el esfuerzo en lo realmente importante</text:span>: según la regla del 80/20, el 80% de los efectos provienen del 20% de las causas. De aquí que haya que identificar ese 20% de clientes, usuarios, actividades, productos y procesos que contribuyan al 80% del provecho.</text:p>
        </text:list-item>
      </text:list>
      <text:p text:style-name="P13"/>
      <text:p text:style-name="P5">Dependientes de la tecnología:</text:p>
      <text:list xml:id="list6526473906109486075" text:style-name="L6">
        <text:list-item>
          <text:p text:style-name="P12"><text:span text:style-name="T6">L</text:span><text:span text:style-name="T5">ey de Fitts: es un modelo del movimiento humano que predice el tiempo requerido para alcanzar un objetivo con facilidad, en función de la distancia y del tamaño del mismo. En dispositivos con una capa de presentación pequeña, esta ley debe tenerse muy en cuenta.</text:span></text:p>
        </text:list-item>
      </text:list>
      <text:p text:style-name="P2"/>
      <text:p text:style-name="P5">Dependientes del usuario:</text:p>
      <text:list xml:id="list1705310032111162791" text:style-name="L2">
        <text:list-item>
          <text:p text:style-name="P7"><text:span text:style-name="T2">No hay que estar de acuerdo con todo</text:span><text:span text:style-name="T1">: hay que centrarse en los intereses y necesidades de tus usuarios, aunque no siempre agraden.</text:span></text:p>
        </text:list-item>
        <text:list-item>
          <text:p text:style-name="P6"><text:span text:style-name="T4">Reducir la carga de memoria a corto plazo</text:span>: según el principio 7<text:span text:style-name="T7">±</text:span><text:span text:style-name="T8">2, hay estudios que aseguran que el cerebro humano puede retener a corto plazo <text:s/>entre 5 y 9 cosas a la vez. </text:span></text:p>
        </text:list-item>
        <text:list-item>
          <text:p text:style-name="P8"><text:span text:style-name="T9">Mantener el interés del usuario</text:span><text:span text:style-name="T8">: según la regla de los 2 segundos, los usuarios no deberían esperar más de 2 segundos para según qué respuestas del sistema (como cambiar de aplicación, arrancar una aplicación, etc...).</text:span></text:p>
        </text:list-item>
        <text:list-item>
          <text:p text:style-name="P9"><text:span text:style-name="T3">Ser consistente</text:span>: <text:span text:style-name="T13">las secuencias de acciones parecidas deben llevarse a cabo del mismo modo. Lo mismo debe aplicarse a los mensajes, los menús, las pantallas de ayuda y los comandos.</text:span></text:p>
        </text:list-item>
        <text:list-item>
          <text:p text:style-name="P9"><text:span text:style-name="T9">Permitir atajos a los usuarios frecuentes</text:span><text:span text:style-name="T8">: </text:span><text:span text:style-name="T11">Con el aumento de la frecuencia de uso de los usuarios, aumenta su deseo por reducir el número de interacciones para aumentar el ritmo de la interacción. Por ello hay que ofrecer abreviaciones, teclas de función, comandos ocultos y macros para los usuarios expertos.</text:span></text:p>
        </text:list-item>
        <text:list-item>
          <text:p text:style-name="P9"><text:span text:style-name="T3">Ofrecer feedback informativo</text:span>: <text:span text:style-name="T13">Cada acción debe ofrecer en cierto modo un feedback informativo. Las acciones más frecuentes y de menor importancia deben tener una feedback modesto, mientras que las acciones menos frecuentes e importantes deben ofrecer un feedback sustancial.</text:span></text:p>
        </text:list-item>
        <text:list-item>
          <text:p text:style-name="P9"><text:span text:style-name="T3">Ofrecer tratamiento de errores sencillo</text:span>: <text:span text:style-name="T15">Se debe diseñar un sistema que, en la medida de lo posible, impida que el usuario cometa un error grave. Si se comete alguno, el sistema debe ser capaz de detectarlo y ofrecer un mecanismo sencillo y comprensible para solucionarlo.</text:span></text:p>
        </text:list-item>
        <text:list-item>
          <text:p text:style-name="P9"><text:span text:style-name="T3">Permitir deshacer acciones con facilidad</text:span>: <text:span text:style-name="T16">Con esto se disminuye la ansiedad del usuario, puesto que es consciente de que los errores pueden deshacerse. Por lo tanto anima a la exploración de opciones desconocidas.</text:span></text:p>
        </text:list-item>
        <text:list-item>
          <text:p text:style-name="P9"><text:span text:style-name="T10">Proporcionar sensación de control</text:span><text:span text:style-name="T11">: </text:span><text:span text:style-name="T12">Los usuarios experimentados desean sentir que tienen el control del sistema y que éste responde a sus acciones. Por ello hay que diseñar un sistema para que los usuarios sean los que inician las acciones en vez de los que responden a ell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2:16:28.985474000</meta:creation-date>
    <dc:date>2014-11-14T13:11:05.863782000</dc:date>
    <meta:editing-duration>PT38M3S</meta:editing-duration>
    <meta:editing-cycles>9</meta:editing-cycles>
    <meta:generator>LibreOffice/4.3.2.2$MacOSX_x86 LibreOffice_project/edfb5295ba211bd31ad47d0bad0118690f76407d</meta:generator>
    <meta:document-statistic meta:table-count="0" meta:image-count="0" meta:object-count="0" meta:page-count="1" meta:paragraph-count="15" meta:word-count="461" meta:character-count="2767" meta:non-whitespace-character-count="2330"/>
  </office:meta>
</office:document-meta>
</file>